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officeooo:rsid="0001a894" officeooo:paragraph-rsid="0001a894" style:font-size-asian="22pt" style:font-size-complex="22pt"/>
    </style:style>
    <style:style style:name="P2" style:family="paragraph" style:parent-style-name="Standard">
      <style:text-properties fo:font-size="16pt" style:text-underline-style="none" officeooo:rsid="0001a894" officeooo:paragraph-rsid="0001a894" style:font-size-asian="14pt" style:font-size-complex="16pt"/>
    </style:style>
    <style:style style:name="P3" style:family="paragraph" style:parent-style-name="Standard">
      <style:text-properties fo:font-size="14pt" style:text-underline-style="none" officeooo:rsid="0001a894" officeooo:paragraph-rsid="0001a894" style:font-size-asian="12.25pt" style:font-size-complex="14pt"/>
    </style:style>
    <style:style style:name="P4" style:family="paragraph" style:parent-style-name="Standard">
      <style:text-properties fo:font-size="20pt" style:text-underline-style="none" fo:font-weight="bold" officeooo:rsid="0001a894" officeooo:paragraph-rsid="0001a894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style:text-underline-style="none" fo:font-weight="bold" officeooo:rsid="00033e84" officeooo:paragraph-rsid="00033e84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5pt" style:text-underline-style="none" officeooo:rsid="0001a894" officeooo:paragraph-rsid="0001a894" style:font-size-asian="13.1000003814697pt" style:font-size-complex="15pt"/>
    </style:style>
    <style:style style:name="P7" style:family="paragraph" style:parent-style-name="Standard">
      <style:text-properties fo:font-size="15pt" style:text-underline-style="none" officeooo:rsid="0001a894" officeooo:paragraph-rsid="0002f19e" style:font-size-asian="13.1000003814697pt" style:font-size-complex="15pt"/>
    </style:style>
    <style:style style:name="P8" style:family="paragraph" style:parent-style-name="Standard">
      <style:text-properties fo:font-size="32pt" style:text-underline-style="solid" style:text-underline-width="auto" style:text-underline-color="font-color" fo:font-weight="bold" officeooo:rsid="0001a894" officeooo:paragraph-rsid="0001a894" style:font-size-asian="32pt" style:font-weight-asian="bold" style:font-size-complex="32pt" style:font-weight-complex="bold"/>
    </style:style>
    <style:style style:name="P9" style:family="paragraph" style:parent-style-name="Standard">
      <style:text-properties fo:font-size="20pt" style:text-underline-style="none" fo:font-weight="bold" officeooo:rsid="0001a894" officeooo:paragraph-rsid="0001a894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5pt" style:text-underline-style="none" fo:font-weight="normal" officeooo:rsid="0002f19e" officeooo:paragraph-rsid="0002f19e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none" fo:font-weight="normal" officeooo:rsid="00050b50" officeooo:paragraph-rsid="00050b50" style:font-size-asian="13.1000003814697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f19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penStreetMap Data Case Study:</text:p>
      <text:p text:style-name="P1"/>
      <text:p text:style-name="P4">Map Area</text:p>
      <text:p text:style-name="P6"/>
      <text:p text:style-name="P6">New Delhi,India</text:p>
      <text:p text:style-name="P6"/>
      <text:p text:style-name="P6">- <text:a xlink:type="simple" xlink:href="http://metro.teczno.com/#new-delhi" text:style-name="Internet_20_link" text:visited-style-name="Visited_20_Internet_20_Link">http://metro.teczno.com/#new-delhi</text:a></text:p>
      <text:p text:style-name="P6">- <text:a xlink:type="simple" xlink:href="https://www.openstreetmap.org/relation/2763541" text:style-name="Internet_20_link" text:visited-style-name="Visited_20_Internet_20_Link">https://www.openstreetmap.org/relation/2763541</text:a></text:p>
      <text:p text:style-name="P6"/>
      <text:p text:style-name="P6">This is the map of <text:s/>capital of my country and also the nearest city from <text:s/>my hometown. So, I am intresting to explore the data and find out the queries data reveals and try to its improvement on openstreetmap.org.</text:p>
      <text:p text:style-name="P6"/>
      <text:p text:style-name="P6"/>
      <text:p text:style-name="P4">Problems Encountered in the map</text:p>
      <text:p text:style-name="P4"/>
      <text:p text:style-name="P7"><text:span text:style-name="T1">After downloading the new-delhi_india.osm from </text:span><text:a xlink:type="simple" xlink:href="https://mapzen.com/data/metro-extracts" text:style-name="Internet_20_link" text:visited-style-name="Visited_20_Internet_20_Link"><text:span text:style-name="T2">https://mapzen.com/data/metro-extracts</text:span></text:a><text:span text:style-name="T2"> <text:s/>and <text:s/>taking <text:s/>a sample of my original file <text:s/>then I found two main problems with my data, which are</text:span></text:p>
      <text:p text:style-name="P10"/>
      <text:p text:style-name="P10">1. Name of the city 'New Delhi' are in various languages.</text:p>
      <text:p text:style-name="P10"><text:tab/>&lt;tag k="name:ka" v="ნიუ-დელი" /&gt;</text:p>
      <text:p text:style-name="P10"><text:tab/>&lt;tag k="name:kk" v="Нью-Дели" /&gt;</text:p>
      <text:p text:style-name="P10"><text:tab/>&lt;tag k="name:kn" v="ಹೊಸ ದೆಹಲಿ" /&gt;</text:p>
      <text:p text:style-name="P10"><text:tab/>&lt;tag k="name:ko" v="뉴델리" /&gt;</text:p>
      <text:p text:style-name="P10"><text:tab/></text:p>
      <text:p text:style-name="P10">2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City In Various Language</text:p>
      <text:p text:style-name="P5"/>
      <text:p text:style-name="P11">From New Delhi data there is some places where 'New Delhi' is Written <text:s/>in other language than in english. So, after detecting another language. I change it into 'New Delhi' by using my clean.py file.</text:p>
      <text:p text:style-name="P11"/>
      <text:p text:style-name="P11">Here is the code for detect language other than english.</text:p>
      <text:p text:style-name="P11"/>
      <text:p text:style-name="P11">def isEnglish(s):</text:p>
      <text:p text:style-name="P11"><text:s text:c="4"/>try:</text:p>
      <text:p text:style-name="P11"><text:s text:c="8"/>s.decode('ascii')</text:p>
      <text:p text:style-name="P11"><text:s text:c="4"/>except:</text:p>
      <text:p text:style-name="P11"><text:s text:c="8"/>return False</text:p>
      <text:p text:style-name="P11"><text:s text:c="4"/>else:</text:p>
      <text:p text:style-name="P11"><text:s text:c="8"/>return True</text:p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5:47:09.896471139</meta:creation-date>
    <dc:date>2016-05-08T00:08:52.117647038</dc:date>
    <meta:editing-duration>PT24M26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2" meta:paragraph-count="25" meta:word-count="173" meta:character-count="1138" meta:non-whitespace-character-count="945"/>
  </office:meta>
</office:document-meta>
</file>